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blar 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a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d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d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d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ab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ab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b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áb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b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b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office:value-type="string" calcext:value-type="string">
            <text:p>a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office:value-type="string" calcext:value-type="string">
            <text:p>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pan text:style-name="T1">í</text:span>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é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a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á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a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á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á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ativ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5:46:10.085367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25T15:46:41.745279774</dc:date>
    <meta:editing-duration>PT37M18S</meta:editing-duration>
    <meta:editing-cycles>7</meta:editing-cycles>
    <meta:generator>LibreOffice/6.0.7.3$Linux_X86_64 LibreOffice_project/00m0$Build-3</meta:generator>
    <meta:document-statistic meta:table-count="1" meta:cell-count="430" meta:object-count="0"/>
  </office:meta>
</office:document-meta>
</file>